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0194in" fo:margin-bottom="0.0194in" fo:text-align="center"/>
      <style:text-properties style:font-name="Times New Roman" fo:font-size="20.0pt" fo:color="#ff0000"/>
    </style:style>
    <style:style style:name="P2" style:family="paragraph" style:parent-style-name="Standard">
      <style:paragraph-properties fo:margin-top="0.0194in" fo:margin-bottom="0.0194in"/>
      <style:text-properties style:font-name="Times New Roman" fo:font-size="11.0pt" fo:color="#808080"/>
    </style:style>
    <style:style style:name="P3" style:family="paragraph" style:parent-style-name="Standard">
      <style:paragraph-properties fo:margin-top="0.0194in" fo:margin-bottom="0.0194in"/>
      <style:text-properties style:font-name="Times New Roman" fo:font-size="11.0pt"/>
    </style:style>
    <style:style style:name="P4" style:family="paragraph" style:parent-style-name="Standard">
      <style:paragraph-properties fo:margin-top="0.0194in" fo:margin-bottom="0.0194in"/>
      <style:text-properties style:font-name="Times New Roman" fo:font-size="11.0pt" fo:color="#000000"/>
    </style:style>
    <style:style style:name="P5" style:family="paragraph" style:parent-style-name="Standard">
      <style:text-properties style:font-name="Arial" fo:font-size="14.0pt" fo:color="#000059"/>
    </style:style>
    <style:style style:name="P6" style:family="paragraph" style:parent-style-name="Standard">
      <style:paragraph-properties fo:margin-top="0.0194in" fo:margin-bottom="0.0194in"/>
      <style:text-properties style:font-name="Times New Roman" fo:font-size="11.0pt" fo:color="#999999"/>
    </style:style>
    <style:style style:name="P7" style:family="paragraph" style:parent-style-name="Standard">
      <style:text-properties style:font-name="Times New Roman" fo:font-size="11.0pt" fo:color="#000000"/>
    </style:style>
    <style:style style:name="P8" style:family="paragraph" style:parent-style-name="Standard">
      <style:text-properties style:font-name="Times New Roman" fo:font-size="11.0pt"/>
    </style:style>
    <style:style style:name="P9" style:family="paragraph" style:parent-style-name="Standard">
      <style:paragraph-properties fo:margin-top="0.0194in" fo:margin-bottom="0.0194in" fo:text-align="center"/>
      <style:text-properties style:font-name="Times New Roman" fo:font-size="12.0pt"/>
    </style:style>
    <style:style style:name="P10" style:family="paragraph" style:parent-style-name="Standard">
      <style:paragraph-properties fo:margin-top="0.0194in" fo:margin-bottom="0.0194in"/>
      <style:text-properties style:font-name="Times New Roman" fo:font-size="12.0pt"/>
    </style:style>
    <style:style style:name="P11" style:family="paragraph" style:parent-style-name="Standard">
      <style:text-properties style:font-name="Times New Roman" fo:font-size="11.0pt" fo:color="#808080"/>
    </style:style>
    <style:style style:name="P12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color="#808080"/>
    </style:style>
    <style:style style:name="T3" style:family="text">
      <style:text-properties fo:font-weight="bold" fo:font-weight-asian="bold" fo:font-weight-complex="bold" fo:color="#999999"/>
    </style:style>
    <style:style style:name="T4" style:family="text">
      <style:text-properties fo:font-style="italic" fo:font-style-asian="italic" fo:font-style-complex="italic"/>
    </style:style>
    <style:style style:name="T5" style:family="text">
      <style:text-properties fo:font-weight="bold" fo:font-weight-asian="bold" fo:font-weight-complex="bold" fo:color="#000000"/>
    </style:style>
    <style:style style:name="T6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row>
          <table:table-cell table:style-name="TableCell1">
            <text:p text:style-name="P1"><text:span text:style-name="T1">PHYSICS 9HB</text:span></text:p>
            <text:p text:style-name="P1"><text:span text:style-name="T1">Honors Physics</text:span></text:p>
            <text:p text:style-name="P1"><text:span text:style-name="T1">Special Relativity and Thermodynamics</text:span></text:p>
          </table:table-cell>
        </table:table-row>
      </table:table>
      <text:p text:style-name="P2"/>
      <text:p text:style-name="P3"><text:span text:style-name="T2">QUARTER:</text:span><text:s text:c="2"/><text:span text:style-name="T1">Winter 2015</text:span><text:line-break/><text:line-break/><text:span text:style-name="T2">LECTURES:</text:span><text:s text:c="2"/><text:span text:style-name="T1">Tue, Thu 10:30 am to 11:50 am PHYSICS 130</text:span><text:line-break/><text:span text:style-name="T3">LAB</text:span><text:span text:style-name="T1">:</text:span><text:s/><text:tab/><text:span text:style-name="T1">Sec. 1 – Wed, Fri 9:00 am to 10:50 am ROESSLER 166<text:line-break/><text:s text:c="9"/><text:tab/>Sec. 2 - <text:s/>Wed, Fri 1:10 pm to 3:00 pm ROESSLER 166</text:span></text:p>
      <text:p text:style-name="P2"/>
      <text:p text:style-name="P3"><text:span text:style-name="T2">INSTRUCTOR:</text:span><text:span text:style-name="T1"><text:s/>Michael Mulhearn, 317 Physics, mulhearn@physics.ucdavis.edu </text:span></text:p>
      <text:p text:style-name="P4"><text:span text:style-name="T2">OFFICE HOURS: <text:s text:c="2"/></text:span><text:span text:style-name="T1">Wed 2:30 pm to 4:00 pm, Thu 1:00 to 2:00 pm <text:s/></text:span></text:p>
      <text:p text:style-name="P2"/>
      <text:p text:style-name="P3"><text:span text:style-name="T2">GRADER:</text:span><text:span text:style-name="T1"><text:s/>Mary Chessey, mkchessey@ucdavis.edu</text:span></text:p>
      <text:p text:style-name="P3"><text:span text:style-name="T2">TEACHING ASSISTANT:</text:span><text:span text:style-name="T1"><text:s/>Galina Malovichko, malovichko@ucdavis.edu </text:span></text:p>
      <text:p text:style-name="P5"/>
      <text:p text:style-name="P3"><text:span text:style-name="T2">TEXT:</text:span><text:span text:style-name="T1"><text:s text:c="2"/></text:span><text:span text:style-name="T4">Six Ideas That Shaped Physics,</text:span><text:s/>Units T and R, Thomas A. Moore</text:p>
      <text:p text:style-name="P3"/>
      <text:p text:style-name="P6"><text:span text:style-name="T1">READING QUIZZES: <text:s/></text:span></text:p>
      <text:p text:style-name="P7">This course is designed to be interactive. To get the most out of it, you should come to class having read the chapter listed in this syllabus under Reading. <text:s/>To encourage this, a reading quiz will be available on the course website before each lecture after the first. <text:s/>Your participation is completely voluntary, as your score on the reading quizzes is not part of your final grade. <text:s/>However, in case you have a borderline grade, your reading quiz score can push you to the higher score. <text:s/>More importantly, reading the text ahead of time will make you better prepared to participate in class, improving your performance on the homework and exams.</text:p>
      <text:p text:style-name="P7"/>
      <text:p text:style-name="P6"><text:span text:style-name="T1">HOMEWORK: <text:s/></text:span></text:p>
      <text:p text:style-name="P8">The problems corresponding to each lecture on Tuesday and Thursday will be listed in this Syllabus and are due in the graders mailbox on the following Monday by 5 pm, except where otherwise indicated. </text:p>
      <text:p text:style-name="P8"/>
      <text:p text:style-name="P8">Students are encouraged to discuss the problems with other <text:span text:style-name="T4">current</text:span><text:s/>students in the class, however directly copying solutions is not acceptable. Use of solution sets, either published or copied from previous years, is not acceptable. <text:s/>The homework is a mixture of old and new problems. <text:s/>I calculate statistical correlations for a living, so cheating on this would not go unnoticed!</text:p>
      <text:p text:style-name="P8"/>
      <text:p text:style-name="P8">Basic skills problems (B) are worth 5 points each. <text:s/>All other assigned problems are worth 10 points each. <text:s/>The problem or problems within parenthesis () are optional. <text:s/>They are chosen because they are worthwhile and fun. <text:s/>As an additional incentive, they are worth 5 bonus points (but your total score for an assignment cannot exceed 100%).</text:p>
      <text:p text:style-name="P8"/>
      <text:p text:style-name="P8">A problem inside curly brackets {} should be motivated in lecture.</text:p>
      <text:p text:style-name="P6"/>
      <text:p text:style-name="P6"><text:span text:style-name="T1">MIDTERM and FINAL: <text:s/></text:span></text:p>
      <text:p text:style-name="P8">The Midterm Exam will be based on Unit R exclusively. <text:s/>The Final Exam will be based on Unit T exclusively and is <text:span text:style-name="T1">scheduled for Mar 18, 2015 at 3:30 pm in PHYSICS 130.</text:span></text:p>
      <text:p text:style-name="P2"/>
      <text:p text:style-name="P2"><text:span text:style-name="T1">GRADING:</text:span><text:span text:style-name="T5"><text:s text:c="2"/></text:span></text:p>
      <text:p text:style-name="P3"><text:span text:style-name="T1">40% Homework, 30% Midterm, 30% Final </text:span></text:p>
      <text:p text:style-name="P6"/>
      <text:p text:style-name="P8">Your grade will not be less than the average of your Midterm and Final exam scores. <text:s/>Exam scores may be curved if necessary.</text:p>
      <text:p text:style-name="P8"/>
      <text:p text:style-name="P8">For full credit on homework, all work must be shown. <text:s/>Explaining (with words) your work is a good habit, and will improve your chances of receiving partial credit. <text:s/>There is no partial credit for bonus problems.</text:p>
      <text:p text:style-name="P8"/>
      <text:p text:style-name="P8">Homework should be neat. <text:s/>You should work problems first on a board or scrap paper, than copy only your best solution. <text:s/>The grader will warn first if your homework is not neat, than start deducting 10%.</text:p>
      <text:p text:style-name="P8"/>
      <text:p text:style-name="P2"><text:span text:style-name="T1">LAB SECTION:</text:span></text:p>
      <text:p text:style-name="P8">The lab section of this course is an essential part of this course. <text:s/>Failure to pass the lab section will result in a failing grade for the course. <text:s/>A high pass in the lab section can improve your course grade (as can the reading quizzes) in borderline cas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CLASS SCHEDULE:</text:span></text:p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<text:span text:style-name="T1">Class</text:span></text:p>
          </table:table-cell>
          <table:table-cell table:style-name="TableCell1">
            <text:p text:style-name="P9"><text:span text:style-name="T1">Reading</text:span></text:p>
          </table:table-cell>
          <table:table-cell table:style-name="TableCell1">
            <text:p text:style-name="P10"><text:span text:style-name="T1">Topics</text:span></text:p>
          </table:table-cell>
          <table:table-cell table:style-name="TableCell1">
            <text:p text:style-name="P10"><text:span text:style-name="T1">Homework</text:span></text:p>
          </table:table-cell>
        </table:table-row>
        <table:table-row>
          <table:table-cell table:style-name="TableCell1">
            <text:p text:style-name="P9">6 Jan</text:p>
          </table:table-cell>
          <table:table-cell table:style-name="TableCell1">
            <text:p text:style-name="P9">R1</text:p>
          </table:table-cell>
          <table:table-cell table:style-name="TableCell1">
            <text:p text:style-name="P10">The Principle of Relativity</text:p>
          </table:table-cell>
          <table:table-cell table:style-name="TableCell1">
            <text:p text:style-name="P10">B2,4 S4,8,10,11 (A1)</text:p>
          </table:table-cell>
        </table:table-row>
        <table:table-row>
          <table:table-cell table:style-name="TableCell1">
            <text:p text:style-name="P9">8 Jan</text:p>
          </table:table-cell>
          <table:table-cell table:style-name="TableCell1">
            <text:p text:style-name="P9">R2</text:p>
          </table:table-cell>
          <table:table-cell table:style-name="TableCell1">
            <text:p text:style-name="P10">Synchronizing Clocks</text:p>
          </table:table-cell>
          <table:table-cell table:style-name="TableCell1">
            <text:p text:style-name="P10">B5 S1,6{R2}</text:p>
          </table:table-cell>
        </table:table-row>
        <table:table-row>
          <table:table-cell table:style-name="TableCell1">
            <text:p text:style-name="P9">13 Jan</text:p>
          </table:table-cell>
          <table:table-cell table:style-name="TableCell1">
            <text:p text:style-name="P9">R3</text:p>
          </table:table-cell>
          <table:table-cell table:style-name="TableCell1">
            <text:p text:style-name="P10">The Nature of Time</text:p>
          </table:table-cell>
          <table:table-cell table:style-name="TableCell1">
            <text:p text:style-name="P10">B1,3,5 S4,5,6 <text:s/>R1</text:p>
          </table:table-cell>
        </table:table-row>
        <table:table-row>
          <table:table-cell table:style-name="TableCell1">
            <text:p text:style-name="P9">15 Jan</text:p>
          </table:table-cell>
          <table:table-cell table:style-name="TableCell1">
            <text:p text:style-name="P9">R4</text:p>
          </table:table-cell>
          <table:table-cell table:style-name="TableCell1">
            <text:p text:style-name="P10">The Metric Equation</text:p>
          </table:table-cell>
          <table:table-cell table:style-name="TableCell1">
            <text:p text:style-name="P10">B2,3,6 S2,5,6,7 R1 (A1)</text:p>
          </table:table-cell>
        </table:table-row>
        <table:table-row>
          <table:table-cell table:style-name="TableCell1">
            <text:p text:style-name="P9">20 Jan</text:p>
          </table:table-cell>
          <table:table-cell table:style-name="TableCell1">
            <text:p text:style-name="P9">R5</text:p>
          </table:table-cell>
          <table:table-cell table:style-name="TableCell1">
            <text:p text:style-name="P10">Proper Time</text:p>
          </table:table-cell>
          <table:table-cell table:style-name="TableCell1">
            <text:p text:style-name="P10">B1,3,6 S2,{8},9 R2</text:p>
          </table:table-cell>
        </table:table-row>
        <table:table-row>
          <table:table-cell table:style-name="TableCell1">
            <text:p text:style-name="P9">22 Jan</text:p>
          </table:table-cell>
          <table:table-cell table:style-name="TableCell1">
            <text:p text:style-name="P9">R6</text:p>
          </table:table-cell>
          <table:table-cell table:style-name="TableCell1">
            <text:p text:style-name="P10">Coordinate Transformations</text:p>
          </table:table-cell>
          <table:table-cell table:style-name="TableCell1">
            <text:p text:style-name="P10">B1-6 S2,4,5 (R2,A1)</text:p>
          </table:table-cell>
        </table:table-row>
        <table:table-row>
          <table:table-cell table:style-name="TableCell1">
            <text:p text:style-name="P9">27 Jan</text:p>
          </table:table-cell>
          <table:table-cell table:style-name="TableCell1">
            <text:p text:style-name="P9">R7</text:p>
            <text:p text:style-name="P9">R8</text:p>
          </table:table-cell>
          <table:table-cell table:style-name="TableCell1">
            <text:p text:style-name="P10">Lorentz Contraction and </text:p>
            <text:p text:style-name="P10">The Cosmic Speed Limit</text:p>
          </table:table-cell>
          <table:table-cell table:style-name="TableCell1">
            <text:p text:style-name="P10">R7: B1,7 S1,3,5,6 R3; <text:s/></text:p>
            <text:p text:style-name="P10">R8: B1,7 S3,{4},7,11 R2 (A1)</text:p>
          </table:table-cell>
        </table:table-row>
        <table:table-row>
          <table:table-cell table:style-name="TableCell1">
            <text:p text:style-name="P9">29 Jan </text:p>
          </table:table-cell>
          <table:table-cell table:style-name="TableCell1">
            <text:p text:style-name="P9">R9</text:p>
          </table:table-cell>
          <table:table-cell table:style-name="TableCell1">
            <text:p text:style-name="P10">Four-Momentum</text:p>
          </table:table-cell>
          <table:table-cell table:style-name="TableCell1">
            <text:p text:style-name="P10">B3,4,5 S6,8,12 R3</text:p>
            <text:p text:style-name="P3"><text:span text:style-name="T6">(Due 5 pm 6 Feb)</text:span></text:p>
          </table:table-cell>
        </table:table-row>
        <table:table-row>
          <table:table-cell table:style-name="TableCell1">
            <text:p text:style-name="P9">3 Feb</text:p>
          </table:table-cell>
          <table:table-cell table:style-name="TableCell1">
            <text:p text:style-name="P9">R10</text:p>
          </table:table-cell>
          <table:table-cell table:style-name="TableCell1">
            <text:p text:style-name="P10">Conservation of Four-Momentum</text:p>
          </table:table-cell>
          <table:table-cell table:style-name="TableCell1">
            <text:p text:style-name="P10">B2,3 S6,8,9 R1,R2 (A1)</text:p>
            <text:p text:style-name="P3"><text:span text:style-name="T6">(Due 5 pm 6 Feb)</text:span></text:p>
          </table:table-cell>
        </table:table-row>
        <table:table-row>
          <table:table-cell table:style-name="TableCell1">
            <text:p text:style-name="P9">5 Feb</text:p>
          </table:table-cell>
          <table:table-cell table:style-name="TableCell1">
            <text:p text:style-name="P9"><text:span text:style-name="T1">Review</text:span></text:p>
          </table:table-cell>
          <table:table-cell table:style-name="TableCell1">
            <text:p text:style-name="P11"/>
          </table:table-cell>
          <table:table-cell table:style-name="TableCell1">
            <text:p text:style-name="P11"/>
          </table:table-cell>
        </table:table-row>
        <table:table-row>
          <table:table-cell table:style-name="TableCell1">
            <text:p text:style-name="P9">10 Feb</text:p>
          </table:table-cell>
          <table:table-cell table:style-name="TableCell1">
            <text:p text:style-name="P9"><text:span text:style-name="T1">Midterm</text:span></text:p>
          </table:table-cell>
          <table:table-cell table:style-name="TableCell1">
            <text:p text:style-name="P11"/>
          </table:table-cell>
          <table:table-cell table:style-name="TableCell1">
            <text:p text:style-name="P11"/>
          </table:table-cell>
        </table:table-row>
        <table:table-row>
          <table:table-cell table:style-name="TableCell1">
            <text:p text:style-name="P9">12 Feb</text:p>
          </table:table-cell>
          <table:table-cell table:style-name="TableCell1">
            <text:p text:style-name="P9">T1</text:p>
            <text:p text:style-name="P9">T2</text:p>
          </table:table-cell>
          <table:table-cell table:style-name="TableCell1">
            <text:p text:style-name="P10">Temperature and </text:p>
            <text:p text:style-name="P10">Ideal Gases</text:p>
          </table:table-cell>
          <table:table-cell table:style-name="TableCell1">
            <text:p text:style-name="P3">T1: <text:s/>B4,5,8</text:p>
            <text:p text:style-name="P3">T2: <text:s/>B2,5,7 S6</text:p>
          </table:table-cell>
        </table:table-row>
        <table:table-row>
          <table:table-cell table:style-name="TableCell1">
            <text:p text:style-name="P9">17 Feb</text:p>
          </table:table-cell>
          <table:table-cell table:style-name="TableCell1">
            <text:p text:style-name="P9">T3</text:p>
          </table:table-cell>
          <table:table-cell table:style-name="TableCell1">
            <text:p text:style-name="P10">Gas Processes</text:p>
          </table:table-cell>
          <table:table-cell table:style-name="TableCell1">
            <text:p text:style-name="P10">B2,5,7,S2,3,5,R1</text:p>
          </table:table-cell>
        </table:table-row>
        <table:table-row>
          <table:table-cell table:style-name="TableCell1">
            <text:p text:style-name="P9">19 Feb</text:p>
          </table:table-cell>
          <table:table-cell table:style-name="TableCell1">
            <text:p text:style-name="P9">T4</text:p>
          </table:table-cell>
          <table:table-cell table:style-name="TableCell1">
            <text:p text:style-name="P10">Macrostates and Microstates</text:p>
          </table:table-cell>
          <table:table-cell table:style-name="TableCell1">
            <text:p text:style-name="P10">S2,3,6 (R1)</text:p>
          </table:table-cell>
        </table:table-row>
        <table:table-row>
          <table:table-cell table:style-name="TableCell1">
            <text:p text:style-name="P9">24 Feb</text:p>
          </table:table-cell>
          <table:table-cell table:style-name="TableCell1">
            <text:p text:style-name="P9">T5</text:p>
          </table:table-cell>
          <table:table-cell table:style-name="TableCell1">
            <text:p text:style-name="P10">The Second Law</text:p>
          </table:table-cell>
          <table:table-cell table:style-name="TableCell1">
            <text:p text:style-name="P10">B1,5,6 S5,6 </text:p>
          </table:table-cell>
        </table:table-row>
        <table:table-row>
          <table:table-cell table:style-name="TableCell1">
            <text:p text:style-name="P9">26 Feb</text:p>
          </table:table-cell>
          <table:table-cell table:style-name="TableCell1">
            <text:p text:style-name="P9">T6</text:p>
          </table:table-cell>
          <table:table-cell table:style-name="TableCell1">
            <text:p text:style-name="P10">Temperature and Entropy</text:p>
          </table:table-cell>
          <table:table-cell table:style-name="TableCell1">
            <text:p text:style-name="P10">B2,4,6 S2,3,8,{9}R2,(A1)</text:p>
          </table:table-cell>
        </table:table-row>
        <table:table-row>
          <table:table-cell table:style-name="TableCell1">
            <text:p text:style-name="P9">3 Mar</text:p>
          </table:table-cell>
          <table:table-cell table:style-name="TableCell1">
            <text:p text:style-name="P9">T7.1</text:p>
          </table:table-cell>
          <table:table-cell table:style-name="TableCell1">
            <text:p text:style-name="P10">Some Mysteries</text:p>
            <text:p text:style-name="P10">Resolved</text:p>
          </table:table-cell>
          <table:table-cell table:style-name="TableCell1">
            <text:p text:style-name="P12">B1,2 S1,S2,S3 R2</text:p>
            <text:p text:style-name="P8"><text:span text:style-name="T6">(Due 5 pm 13 Mar)</text:span></text:p>
          </table:table-cell>
        </table:table-row>
        <table:table-row>
          <table:table-cell table:style-name="TableCell1">
            <text:p text:style-name="P9">5 Mar</text:p>
          </table:table-cell>
          <table:table-cell table:style-name="TableCell1">
            <text:p text:style-name="P9">T8.2-6</text:p>
          </table:table-cell>
          <table:table-cell table:style-name="TableCell1">
            <text:p text:style-name="P10">Calculating Entropy Changes</text:p>
          </table:table-cell>
          <table:table-cell table:style-name="TableCell1">
            <text:p text:style-name="P12">B3,4,5,6,7,8 </text:p>
            <text:p text:style-name="P12">S4,5,8 (S3)</text:p>
            <text:p text:style-name="P8"><text:span text:style-name="T6">(Due 5 pm 13 Mar)</text:span></text:p>
          </table:table-cell>
        </table:table-row>
        <table:table-row>
          <table:table-cell table:style-name="TableCell1">
            <text:p text:style-name="P9">10 Mar</text:p>
          </table:table-cell>
          <table:table-cell table:style-name="TableCell1">
            <text:p text:style-name="P9">T9</text:p>
          </table:table-cell>
          <table:table-cell table:style-name="TableCell1">
            <text:p text:style-name="P10">Heat Engines</text:p>
          </table:table-cell>
          <table:table-cell table:style-name="TableCell1">
            <text:p text:style-name="P8">B3,4,7,8 S6,7,14 (R2)<text:span text:style-name="T6"><text:s/></text:span></text:p>
            <text:p text:style-name="P8"><text:span text:style-name="T6">(Due 5 pm 13 Mar)</text:span></text:p>
          </table:table-cell>
        </table:table-row>
        <table:table-row>
          <table:table-cell table:style-name="TableCell1">
            <text:p text:style-name="P9">12 Mar</text:p>
          </table:table-cell>
          <table:table-cell table:style-name="TableCell1">
            <text:p text:style-name="P9"><text:span text:style-name="T1">Review</text:span></text:p>
          </table:table-cell>
          <table:table-cell table:style-name="TableCell1">
            <text:p text:style-name="P11"/>
          </table:table-cell>
          <table:table-cell table:style-name="TableCell1">
            <text:p text:style-name="P1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dc:title>phys200b</dc:title>
    <meta:initial-creator>Daniel Cebra</meta:initial-creator>
  </office:meta>
</office:document-meta>
</file>